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table:number-columns-repeated="2"/>
          <table:table-cell table:style-name="Default" office:value-type="string" calcext:value-type="string">
            <text:p>V_in</text:p>
          </table:table-cell>
          <table:table-cell table:style-name="Default" office:value-type="string" calcext:value-type="string">
            <text:p>deltaVin</text:p>
          </table:table-cell>
          <table:table-cell table:style-name="Default" office:value-type="string" calcext:value-type="string">
            <text:p>V_out</text:p>
          </table:table-cell>
          <table:table-cell office:value-type="string" calcext:value-type="string">
            <text:p>deltaVout</text:p>
          </table:table-cell>
        </table:table-row>
        <table:table-row table:style-name="ro1">
          <table:table-cell office:value-type="float" office:value="5.11" calcext:value-type="float">
            <text:p>5,11000</text:p>
          </table:table-cell>
          <table:table-cell table:formula="of:=[.A2]/1000" office:value-type="float" office:value="0.00511" calcext:value-type="float">
            <text:p>0,00511</text:p>
          </table:table-cell>
          <table:table-cell table:formula="of:=[.A2]*0.00001" office:value-type="float" office:value="0.0000511" calcext:value-type="float">
            <text:p>0,00005</text:p>
          </table:table-cell>
          <table:table-cell office:value-type="float" office:value="7.84" calcext:value-type="float">
            <text:p>7,84000</text:p>
          </table:table-cell>
          <table:table-cell office:value-type="float" office:value="0.08" calcext:value-type="float">
            <text:p>0,08000</text:p>
          </table:table-cell>
          <table:table-cell table:number-columns-repeated="2"/>
          <table:table-cell office:value-type="float" office:value="2.76" calcext:value-type="float">
            <text:p>2,76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27" calcext:value-type="float">
            <text:p>27,00000</text:p>
          </table:table-cell>
          <table:table-cell table:style-name="ce1" office:value-type="float" office:value="0.2" calcext:value-type="float">
            <text:p>0,20000</text:p>
          </table:table-cell>
        </table:table-row>
        <table:table-row table:style-name="ro1">
          <table:table-cell office:value-type="float" office:value="9.82" calcext:value-type="float">
            <text:p>9,82000</text:p>
          </table:table-cell>
          <table:table-cell table:formula="of:=[.A3]/1000" office:value-type="float" office:value="0.00982" calcext:value-type="float">
            <text:p>0,00982</text:p>
          </table:table-cell>
          <table:table-cell table:formula="of:=[.A3]*0.00001" office:value-type="float" office:value="0.0000982" calcext:value-type="float">
            <text:p>0,00010</text:p>
          </table:table-cell>
          <table:table-cell office:value-type="float" office:value="7.76" calcext:value-type="float">
            <text:p>7,76000</text:p>
          </table:table-cell>
          <table:table-cell table:formula="of:=[.E2]" office:value-type="float" office:value="0.08" calcext:value-type="float">
            <text:p>0,08000</text:p>
          </table:table-cell>
          <table:table-cell table:number-columns-repeated="2"/>
          <table:table-cell office:value-type="float" office:value="2.28" calcext:value-type="float">
            <text:p>2,28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22.4" calcext:value-type="float">
            <text:p>22,40000</text:p>
          </table:table-cell>
          <table:table-cell table:style-name="ce1" office:value-type="float" office:value="0.2" calcext:value-type="float">
            <text:p>0,20000</text:p>
          </table:table-cell>
        </table:table-row>
        <table:table-row table:style-name="ro1">
          <table:table-cell office:value-type="float" office:value="29.2" calcext:value-type="float">
            <text:p>29,20000</text:p>
          </table:table-cell>
          <table:table-cell table:formula="of:=[.A4]/1000" office:value-type="float" office:value="0.0292" calcext:value-type="float">
            <text:p>0,02920</text:p>
          </table:table-cell>
          <table:table-cell table:formula="of:=[.A4]*0.00001" office:value-type="float" office:value="0.000292" calcext:value-type="float">
            <text:p>0,00029</text:p>
          </table:table-cell>
          <table:table-cell office:value-type="float" office:value="7.76" calcext:value-type="float">
            <text:p>7,76000</text:p>
          </table:table-cell>
          <table:table-cell table:formula="of:=[.E3]" office:value-type="float" office:value="0.08" calcext:value-type="float">
            <text:p>0,08000</text:p>
          </table:table-cell>
          <table:table-cell table:number-columns-repeated="2"/>
          <table:table-cell office:value-type="float" office:value="1.8" calcext:value-type="float">
            <text:p>1,80000</text:p>
          </table:table-cell>
          <table:table-cell office:value-type="float" office:value="0.02" calcext:value-type="float">
            <text:p>0,02000</text:p>
          </table:table-cell>
          <table:table-cell office:value-type="float" office:value="17.6" calcext:value-type="float">
            <text:p>17,60000</text:p>
          </table:table-cell>
          <table:table-cell table:style-name="ce1" office:value-type="float" office:value="0.2" calcext:value-type="float">
            <text:p>0,20000</text:p>
          </table:table-cell>
        </table:table-row>
        <table:table-row table:style-name="ro1">
          <table:table-cell office:value-type="float" office:value="102" calcext:value-type="float">
            <text:p>102,00000</text:p>
          </table:table-cell>
          <table:table-cell table:formula="of:=[.A5]/1000" office:value-type="float" office:value="0.102" calcext:value-type="float">
            <text:p>0,10200</text:p>
          </table:table-cell>
          <table:table-cell table:formula="of:=[.A5]*0.00001" office:value-type="float" office:value="0.00102" calcext:value-type="float">
            <text:p>0,00102</text:p>
          </table:table-cell>
          <table:table-cell office:value-type="float" office:value="7.92" calcext:value-type="float">
            <text:p>7,92000</text:p>
          </table:table-cell>
          <table:table-cell table:formula="of:=[.E4]" office:value-type="float" office:value="0.08" calcext:value-type="float">
            <text:p>0,08000</text:p>
          </table:table-cell>
          <table:table-cell table:number-columns-repeated="2"/>
          <table:table-cell office:value-type="float" office:value="1.29" calcext:value-type="float">
            <text:p>1,29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12.6" calcext:value-type="float">
            <text:p>12,60000</text:p>
          </table:table-cell>
          <table:table-cell table:style-name="ce1" office:value-type="float" office:value="0.1" calcext:value-type="float">
            <text:p>0,10000</text:p>
          </table:table-cell>
        </table:table-row>
        <table:table-row table:style-name="ro1">
          <table:table-cell office:value-type="float" office:value="307" calcext:value-type="float">
            <text:p>307,00000</text:p>
          </table:table-cell>
          <table:table-cell table:formula="of:=[.A6]/1000" office:value-type="float" office:value="0.307" calcext:value-type="float">
            <text:p>0,30700</text:p>
          </table:table-cell>
          <table:table-cell table:formula="of:=[.A6]*0.00001" office:value-type="float" office:value="0.00307" calcext:value-type="float">
            <text:p>0,00307</text:p>
          </table:table-cell>
          <table:table-cell office:value-type="float" office:value="7.92" calcext:value-type="float">
            <text:p>7,92000</text:p>
          </table:table-cell>
          <table:table-cell table:formula="of:=[.E5]" office:value-type="float" office:value="0.08" calcext:value-type="float">
            <text:p>0,08000</text:p>
          </table:table-cell>
          <table:table-cell table:number-columns-repeated="2"/>
          <table:table-cell office:value-type="float" office:value="0.904" calcext:value-type="float">
            <text:p>0,90400</text:p>
          </table:table-cell>
          <table:table-cell office:value-type="float" office:value="0.008" calcext:value-type="float">
            <text:p>0,00800</text:p>
          </table:table-cell>
          <table:table-cell office:value-type="float" office:value="8.8" calcext:value-type="float">
            <text:p>8,80000</text:p>
          </table:table-cell>
          <table:table-cell table:style-name="ce1" office:value-type="float" office:value="0.08" calcext:value-type="float">
            <text:p>0,08000</text:p>
          </table:table-cell>
        </table:table-row>
        <table:table-row table:style-name="ro1">
          <table:table-cell office:value-type="float" office:value="1020" calcext:value-type="float">
            <text:p>1020,00000</text:p>
          </table:table-cell>
          <table:table-cell table:formula="of:=[.A7]/1000" office:value-type="float" office:value="1.02" calcext:value-type="float">
            <text:p>1,02000</text:p>
          </table:table-cell>
          <table:table-cell table:formula="of:=[.A7]*0.00001" office:value-type="float" office:value="0.0102" calcext:value-type="float">
            <text:p>0,01020</text:p>
          </table:table-cell>
          <table:table-cell office:value-type="float" office:value="8" calcext:value-type="float">
            <text:p>8,00000</text:p>
          </table:table-cell>
          <table:table-cell table:formula="of:=[.E6]" office:value-type="float" office:value="0.08" calcext:value-type="float">
            <text:p>0,08000</text:p>
          </table:table-cell>
          <table:table-cell table:number-columns-repeated="2"/>
          <table:table-cell office:value-type="float" office:value="0.624" calcext:value-type="float">
            <text:p>0,62400</text:p>
          </table:table-cell>
          <table:table-cell office:value-type="float" office:value="0.008" calcext:value-type="float">
            <text:p>0,00800</text:p>
          </table:table-cell>
          <table:table-cell office:value-type="float" office:value="6" calcext:value-type="float">
            <text:p>6,00000</text:p>
          </table:table-cell>
          <table:table-cell table:style-name="ce1" office:value-type="float" office:value="0.08" calcext:value-type="float">
            <text:p>0,08000</text:p>
          </table:table-cell>
        </table:table-row>
        <table:table-row table:style-name="ro1">
          <table:table-cell office:value-type="float" office:value="3035" calcext:value-type="float">
            <text:p>3035,00000</text:p>
          </table:table-cell>
          <table:table-cell table:formula="of:=[.A8]/1000" office:value-type="float" office:value="3.035" calcext:value-type="float">
            <text:p>3,03500</text:p>
          </table:table-cell>
          <table:table-cell table:formula="of:=[.A8]*0.00001" office:value-type="float" office:value="0.03035" calcext:value-type="float">
            <text:p>0,03035</text:p>
          </table:table-cell>
          <table:table-cell office:value-type="float" office:value="8" calcext:value-type="float">
            <text:p>8,00000</text:p>
          </table:table-cell>
          <table:table-cell table:formula="of:=[.E7]" office:value-type="float" office:value="0.08" calcext:value-type="float">
            <text:p>0,08000</text:p>
          </table:table-cell>
          <table:table-cell table:number-columns-repeated="2"/>
          <table:table-cell office:value-type="float" office:value="0.464" calcext:value-type="float">
            <text:p>0,46400</text:p>
          </table:table-cell>
          <table:table-cell office:value-type="float" office:value="0.004" calcext:value-type="float">
            <text:p>0,00400</text:p>
          </table:table-cell>
          <table:table-cell office:value-type="float" office:value="4.64" calcext:value-type="float">
            <text:p>4,64000</text:p>
          </table:table-cell>
          <table:table-cell table:style-name="ce1" office:value-type="float" office:value="0.04" calcext:value-type="float">
            <text:p>0,04000</text:p>
          </table:table-cell>
        </table:table-row>
        <table:table-row table:style-name="ro1">
          <table:table-cell office:value-type="float" office:value="10200" calcext:value-type="float">
            <text:p>10200,00000</text:p>
          </table:table-cell>
          <table:table-cell table:formula="of:=[.A9]/1000" office:value-type="float" office:value="10.2" calcext:value-type="float">
            <text:p>10,20000</text:p>
          </table:table-cell>
          <table:table-cell table:formula="of:=[.A9]*0.00001" office:value-type="float" office:value="0.102" calcext:value-type="float">
            <text:p>0,10200</text:p>
          </table:table-cell>
          <table:table-cell office:value-type="float" office:value="8" calcext:value-type="float">
            <text:p>8,00000</text:p>
          </table:table-cell>
          <table:table-cell table:formula="of:=[.E8]" office:value-type="float" office:value="0.08" calcext:value-type="float">
            <text:p>0,08000</text:p>
          </table:table-cell>
          <table:table-cell table:number-columns-repeated="2"/>
          <table:table-cell office:value-type="float" office:value="0.316" calcext:value-type="float">
            <text:p>0,316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3.12" calcext:value-type="float">
            <text:p>3,12000</text:p>
          </table:table-cell>
          <table:table-cell table:style-name="ce1" office:value-type="float" office:value="0.02" calcext:value-type="float">
            <text:p>0,02000</text:p>
          </table:table-cell>
        </table:table-row>
        <table:table-row table:style-name="ro1">
          <table:table-cell office:value-type="float" office:value="30900" calcext:value-type="float">
            <text:p>30900,00000</text:p>
          </table:table-cell>
          <table:table-cell table:formula="of:=[.A10]/1000" office:value-type="float" office:value="30.9" calcext:value-type="float">
            <text:p>30,90000</text:p>
          </table:table-cell>
          <table:table-cell table:formula="of:=[.A10]*0.00001" office:value-type="float" office:value="0.309" calcext:value-type="float">
            <text:p>0,30900</text:p>
          </table:table-cell>
          <table:table-cell office:value-type="float" office:value="7.84" calcext:value-type="float">
            <text:p>7,84000</text:p>
          </table:table-cell>
          <table:table-cell table:formula="of:=[.E9]" office:value-type="float" office:value="0.08" calcext:value-type="float">
            <text:p>0,08000</text:p>
          </table:table-cell>
          <table:table-cell table:number-columns-repeated="2"/>
          <table:table-cell office:value-type="float" office:value="0.232" calcext:value-type="float">
            <text:p>0,23200</text:p>
          </table:table-cell>
          <table:table-cell office:value-type="float" office:value="0.002" calcext:value-type="float">
            <text:p>0,00200</text:p>
          </table:table-cell>
          <table:table-cell office:value-type="float" office:value="2.28" calcext:value-type="float">
            <text:p>2,28000</text:p>
          </table:table-cell>
          <table:table-cell table:style-name="ce1" office:value-type="float" office:value="0.02" calcext:value-type="float">
            <text:p>0,02000</text:p>
          </table:table-cell>
        </table:table-row>
        <table:table-row table:style-name="ro1">
          <table:table-cell office:value-type="float" office:value="48200" calcext:value-type="float">
            <text:p>48200,00000</text:p>
          </table:table-cell>
          <table:table-cell table:formula="of:=[.A11]/1000" office:value-type="float" office:value="48.2" calcext:value-type="float">
            <text:p>48,20000</text:p>
          </table:table-cell>
          <table:table-cell table:formula="of:=[.A11]*0.00001" office:value-type="float" office:value="0.482" calcext:value-type="float">
            <text:p>0,48200</text:p>
          </table:table-cell>
          <table:table-cell office:value-type="float" office:value="7.52" calcext:value-type="float">
            <text:p>7,52000</text:p>
          </table:table-cell>
          <table:table-cell office:value-type="float" office:value="0.04" calcext:value-type="float">
            <text:p>0,04000</text:p>
          </table:table-cell>
          <table:table-cell table:number-columns-repeated="6"/>
        </table:table-row>
        <table:table-row table:style-name="ro1">
          <table:table-cell office:value-type="float" office:value="92700" calcext:value-type="float">
            <text:p>92700,00000</text:p>
          </table:table-cell>
          <table:table-cell table:formula="of:=[.A12]/1000" office:value-type="float" office:value="92.7" calcext:value-type="float">
            <text:p>92,70000</text:p>
          </table:table-cell>
          <table:table-cell table:formula="of:=[.A12]*0.00001" office:value-type="float" office:value="0.927" calcext:value-type="float">
            <text:p>0,92700</text:p>
          </table:table-cell>
          <table:table-cell office:value-type="float" office:value="7.04" calcext:value-type="float">
            <text:p>7,04000</text:p>
          </table:table-cell>
          <table:table-cell office:value-type="float" office:value="0.04" calcext:value-type="float">
            <text:p>0,04000</text:p>
          </table:table-cell>
          <table:table-cell table:number-columns-repeated="6"/>
        </table:table-row>
        <table:table-row table:style-name="ro1">
          <table:table-cell office:value-type="float" office:value="155600" calcext:value-type="float">
            <text:p>155600,00000</text:p>
          </table:table-cell>
          <table:table-cell table:formula="of:=[.A13]/1000" office:value-type="float" office:value="155.6" calcext:value-type="float">
            <text:p>155,60000</text:p>
          </table:table-cell>
          <table:table-cell table:formula="of:=[.A13]*0.00001" office:value-type="float" office:value="1.556" calcext:value-type="float">
            <text:p>1,55600</text:p>
          </table:table-cell>
          <table:table-cell office:value-type="float" office:value="6.36" calcext:value-type="float">
            <text:p>6,36000</text:p>
          </table:table-cell>
          <table:table-cell office:value-type="float" office:value="0.04" calcext:value-type="float">
            <text:p>0,04000</text:p>
          </table:table-cell>
          <table:table-cell table:number-columns-repeated="6"/>
        </table:table-row>
        <table:table-row table:style-name="ro1">
          <table:table-cell office:value-type="float" office:value="211500" calcext:value-type="float">
            <text:p>211500,00000</text:p>
          </table:table-cell>
          <table:table-cell table:formula="of:=[.A14]/1000" office:value-type="float" office:value="211.5" calcext:value-type="float">
            <text:p>211,50000</text:p>
          </table:table-cell>
          <table:table-cell table:formula="of:=[.A14]*0.00001" office:value-type="float" office:value="2.115" calcext:value-type="float">
            <text:p>2,11500</text:p>
          </table:table-cell>
          <table:table-cell office:value-type="float" office:value="5.64" calcext:value-type="float">
            <text:p>5,64000</text:p>
          </table:table-cell>
          <table:table-cell office:value-type="float" office:value="0.04" calcext:value-type="float">
            <text:p>0,04000</text:p>
          </table:table-cell>
          <table:table-cell table:number-columns-repeated="6"/>
        </table:table-row>
        <table:table-row table:style-name="ro1">
          <table:table-cell office:value-type="float" office:value="311500" calcext:value-type="float">
            <text:p>311500,00000</text:p>
          </table:table-cell>
          <table:table-cell table:formula="of:=[.A15]/1000" office:value-type="float" office:value="311.5" calcext:value-type="float">
            <text:p>311,50000</text:p>
          </table:table-cell>
          <table:table-cell table:formula="of:=[.A15]*0.00001" office:value-type="float" office:value="3.115" calcext:value-type="float">
            <text:p>3,11500</text:p>
          </table:table-cell>
          <table:table-cell office:value-type="float" office:value="4.36" calcext:value-type="float">
            <text:p>4,36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office:value-type="float" office:value="504500" calcext:value-type="float">
            <text:p>504500,00000</text:p>
          </table:table-cell>
          <table:table-cell table:formula="of:=[.A16]/1000" office:value-type="float" office:value="504.5" calcext:value-type="float">
            <text:p>504,50000</text:p>
          </table:table-cell>
          <table:table-cell table:formula="of:=[.A16]*0.00001" office:value-type="float" office:value="5.045" calcext:value-type="float">
            <text:p>5,04500</text:p>
          </table:table-cell>
          <table:table-cell office:value-type="float" office:value="2.98" calcext:value-type="float">
            <text:p>2,98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office:value-type="float" office:value="704000" calcext:value-type="float">
            <text:p>704000,00000</text:p>
          </table:table-cell>
          <table:table-cell table:formula="of:=[.A17]/1000" office:value-type="float" office:value="704" calcext:value-type="float">
            <text:p>704,00000</text:p>
          </table:table-cell>
          <table:table-cell table:formula="of:=[.A17]*0.00001" office:value-type="float" office:value="7.04" calcext:value-type="float">
            <text:p>7,04000</text:p>
          </table:table-cell>
          <table:table-cell office:value-type="float" office:value="2.16" calcext:value-type="float">
            <text:p>2,16000</text:p>
          </table:table-cell>
          <table:table-cell office:value-type="float" office:value="0.02" calcext:value-type="float">
            <text:p>0,02000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,00000</text:p>
          </table:table-cell>
          <table:table-cell table:formula="of:=[.A18]/1000" office:value-type="float" office:value="1000" calcext:value-type="float">
            <text:p>1000,00000</text:p>
          </table:table-cell>
          <table:table-cell table:formula="of:=[.A18]*0.00001" office:value-type="float" office:value="10" calcext:value-type="float">
            <text:p>10,00000</text:p>
          </table:table-cell>
          <table:table-cell office:value-type="float" office:value="1.56" calcext:value-type="float">
            <text:p>1,56000</text:p>
          </table:table-cell>
          <table:table-cell office:value-type="float" office:value="0.008" calcext:value-type="float">
            <text:p>0,00800</text:p>
          </table:table-cell>
          <table:table-cell table:number-columns-repeated="6"/>
        </table:table-row>
        <table:table-row table:style-name="ro1">
          <table:table-cell office:value-type="float" office:value="1600000" calcext:value-type="float">
            <text:p>1600000,00000</text:p>
          </table:table-cell>
          <table:table-cell table:formula="of:=[.A19]/1000" office:value-type="float" office:value="1600" calcext:value-type="float">
            <text:p>1600,00000</text:p>
          </table:table-cell>
          <table:table-cell table:formula="of:=[.A19]*0.00001" office:value-type="float" office:value="16" calcext:value-type="float">
            <text:p>16,00000</text:p>
          </table:table-cell>
          <table:table-cell office:value-type="float" office:value="0.904" calcext:value-type="float">
            <text:p>0,90400</text:p>
          </table:table-cell>
          <table:table-cell office:value-type="float" office:value="0.008" calcext:value-type="float">
            <text:p>0,00800</text:p>
          </table:table-cell>
          <table:table-cell table:number-columns-repeated="6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oglio1.A1:Foglio1.E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31:44.680893340</meta:creation-date>
    <meta:generator>LibreOffice/5.1.4.2$Linux_x86 LibreOffice_project/10m0$Build-2</meta:generator>
    <dc:date>2016-11-14T17:33:55.585996081</dc:date>
    <meta:editing-duration>PT1H31M57S</meta:editing-duration>
    <meta:editing-cycles>7</meta:editing-cycles>
    <meta:document-statistic meta:table-count="1" meta:cell-count="135" meta:object-count="0"/>
  </office:meta>
</office:document-meta>
</file>